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9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 table:number-rows-repeated="651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 table:number-rows-repeated="653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d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Dut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Brasil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database-ranges>
        <table:database-range table:target-range-address="English.A1:English.J4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9">2007.10.29</text:date>, <text:time>04:58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4-25T07:50:52</meta:creation-date>
    <dc:creator>AgentK</dc:creator>
    <dc:date>2007-10-29T04:58:00</dc:date>
    <meta:editing-cycles>127</meta:editing-cycles>
    <meta:editing-duration>PT13H43M56S</meta:editing-duration>
    <meta:user-defined meta:name="Info 1"/>
    <meta:user-defined meta:name="Info 2"/>
    <meta:user-defined meta:name="Info 3"/>
    <meta:user-defined meta:name="Info 4"/>
    <meta:document-statistic meta:table-count="12" meta:cell-count="7228"/>
  </office:meta>
</office:document-meta>
</file>